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01cm" svg:height="3.646cm" draw:transform="skewX (0.022165681500328) rotate (0.0256563400043166) translate (14.577cm 2.19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4.064cm" svg:x="8.366cm" svg:y="2.39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2.897cm" svg:height="4.275cm" draw:transform="skewX (-0.365646478292812) rotate (-0.32969269570173) translate (8.61935389928873cm 1.099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Reality</text:p>
        </draw:path>
        <draw:custom-shape draw:style-name="gr4" draw:text-style-name="P2" draw:layer="layout" svg:width="3.429cm" svg:height="3.429cm" draw:transform="skewX (-0.00296705972839036) translate (2.651cm 2.2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.897cm" svg:height="4.275cm" draw:transform="skewX (-0.365646478292812) rotate (-0.32969269570173) translate (2.77735389928873cm 1.099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Reality</text:p>
        </draw:path>
        <draw:path draw:style-name="gr3" draw:text-style-name="P1" draw:layer="layout" svg:width="2.897cm" svg:height="4.275cm" draw:transform="skewX (-0.365646478292812) rotate (-0.32969269570173) translate (14.4513538992887cm 1.099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Reality</text:p>
        </draw:path>
        <draw:frame draw:style-name="gr5" draw:text-style-name="P3" draw:layer="layout" svg:width="14.986cm" svg:height="1.266cm" svg:x="2.651cm" svg:y="7.35cm">
          <draw:text-box>
            <text:p><text:span text:style-name="T1">We can apply different, simple models to optimize outco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6-07-04T18:01:56.843044272</dc:date>
    <meta:editing-duration>PT1H8M20S</meta:editing-duration>
    <meta:editing-cycles>6</meta:editing-cycles>
    <meta:generator>LibreOffice/4.2.8.2$Linux_X86_64 LibreOffice_project/420m0$Build-2</meta:generator>
    <meta:document-statistic meta:object-count="7"/>
  </office:meta>
</office:document-meta>
</file>